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style:text-underline-style="none" fo:font-weight="bold" style:font-size-asian="18pt" style:font-weight-asian="bold" style:font-size-complex="18pt" style:font-weight-complex="bold"/>
    </style:style>
    <style:style style:name="P2" style:family="paragraph" style:parent-style-name="Standard" style:list-style-name="L1"/>
    <style:style style:name="P3" style:family="paragraph" style:parent-style-name="Standard" style:list-style-name="L1">
      <style:text-properties fo:font-weight="bold" style:font-weight-asian="bold" style:font-weight-complex="bold"/>
    </style:style>
    <style:style style:name="P4" style:family="paragraph" style:parent-style-name="Standard" style:list-style-name="L1">
      <style:text-properties fo:font-style="italic" fo:font-weight="normal" style:font-style-asian="italic" style:font-weight-asian="normal" style:font-style-complex="italic" style:font-weight-complex="normal"/>
    </style:style>
    <style:style style:name="P5" style:family="paragraph" style:parent-style-name="Standard" style:list-style-name="L1">
      <style:text-properties fo:font-style="italic" style:font-style-asian="italic" style:font-style-complex="italic"/>
    </style:style>
    <style:style style:name="P6" style:family="paragraph" style:parent-style-name="Standard" style:list-style-name="L1">
      <style:text-properties fo:font-style="normal" fo:font-weight="bold" style:font-style-asian="normal" style:font-weight-asian="bold" style:font-style-complex="normal" style:font-weight-complex="bold"/>
    </style:style>
    <style:style style:name="P7" style:family="paragraph" style:parent-style-name="Standard" style:list-style-name="L1"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P8" style:family="paragraph" style:parent-style-name="Standard" style:list-style-name="L1">
      <style:text-properties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4" style:family="text">
      <style:text-properties fo:font-style="normal" style:text-underline-style="none" style:font-style-asian="normal" style:font-style-complex="normal"/>
    </style:style>
    <style:style style:name="T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7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style:text-underline-style="solid" style:text-underline-width="auto" style:text-underline-color="font-color" fo:font-weight="normal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EAPON MASTERIES (214)</text:p>
      <text:p text:style-name="Standard"/>
      <text:list xml:id="list6937757393608604295" text:style-name="L1">
        <text:list-item>
          <text:p text:style-name="P3">Trident</text:p>
          <text:list>
            <text:list-item>
              <text:p text:style-name="P5"><text:span text:style-name="T8">Topple</text:span></text:p>
              <text:list>
                <text:list-item>
                  <text:p text:style-name="P7">Condition 1<text:span text:style-name="T1">: <text:s/>Hit a creature with this weapon.</text:span></text:p>
                  <text:list>
                    <text:list-item>
                      <text:p text:style-name="P7">Condition 2<text:span text:style-name="T1">: Constitution Saving Throw: DC = (8 + Attack Ability Mod. + Proficiency Bonus)</text:span></text:p>
                      <text:list>
                        <text:list-item>
                          <text:p text:style-name="P4"><text:span text:style-name="T7">Result</text:span><text:span text:style-name="T4">: Creature is Prone (372)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6">Warhammer</text:p>
          <text:list>
            <text:list-item>
              <text:p text:style-name="P4">Push</text:p>
              <text:list>
                <text:list-item>
                  <text:p text:style-name="P7">Condition 1<text:span text:style-name="T1">: <text:s/>Creature is Large or smaller.</text:span></text:p>
                  <text:list>
                    <text:list-item>
                      <text:p text:style-name="P7">Condition 2<text:span text:style-name="T1">: Hit a creature with this weapon.</text:span></text:p>
                      <text:list>
                        <text:list-item>
                          <text:p text:style-name="P4"><text:span text:style-name="T7">Result</text:span><text:span text:style-name="T4">: Push creature up to 10ft. straight away from yourself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Paul Paroczai</meta:initial-creator>
    <meta:creation-date>2025-06-23T18:50:57.90</meta:creation-date>
    <meta:generator>OpenOffice/4.1.15$Win32 OpenOffice.org_project/4115m2$Build-9813</meta:generator>
    <dc:date>2025-07-10T13:40:03.96</dc:date>
    <dc:creator>Paul Paroczai</dc:creator>
    <meta:editing-duration>PT1H5M20S</meta:editing-duration>
    <meta:editing-cycles>5</meta:editing-cycles>
    <meta:document-statistic meta:table-count="0" meta:image-count="0" meta:object-count="0" meta:page-count="1" meta:paragraph-count="11" meta:word-count="70" meta:character-count="374"/>
  </office:meta>
</office:document-meta>
</file>